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 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"Ossie"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"Listen up, everyone! Let's play hide-and-seek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"Eh, what? You wanna play hide-and-seek too,
bro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"Whatever, but you gotta be the seeker—!"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"All right—! Being a hider is way more fun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"We're allowed to hide anywhere in town, but
you can't go into any buildings, 'kay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"The four of us are gonna go hide, so good
luck finding us, br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"Ready, set, g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"Ah, fine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"The game's not over 'til you find all of us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"Huh—? Aren't we missing one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"Hey, bro. Did you search all over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Come to think of it, she was fidgeting
like crazy when we were playing before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"What, how's that related to hide-and-seek—?
Did she wanna go pee or something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"But going indoors is against the rules, so she
definitely didn't go. Yep, no way—. I'm sure
she didn't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"Going indoors is against the rules, so she
definitely didn't go. Yep, no way—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"Now, what should we play next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 wanna play hide-and-seek, or
something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Standing by for all soldiers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certain she's been hit by an enemy
booby-trap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t's almost time for rations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"What are we gonna play—?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"There's still hiders left to find—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"I'm starving..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"I wanna roll up mud balls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"I-I'll play anything... *fidget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"I think we should play house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"Aah! You got me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"You're amazing, bro—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Kuhah! The enemy's spotted me! My cover's
been blown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on my way back to base camp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"Wah! You made me jump—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"Oh, yeah. We're playing hide-and-seek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"I was so busy watching ants that I forgot.
Heh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5+01:00</meta:creation-date>
    <dc:date>2019-11-02T18:26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